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0.69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readsheet_latencies" table:style-name="ta1">
        <table:shapes>
          <draw:frame draw:z-index="0" draw:style-name="gr1" draw:text-style-name="P1" svg:width="1009.96pt" svg:height="566.39pt" svg:x="174.16pt" svg:y="312.52pt">
            <loext:p draw:notify-on-update-of-ranges="spreadsheet_latencies.A4:spreadsheet_latencies.A4 spreadsheet_latencies.B4:spreadsheet_latencies.M4 spreadsheet_latencies.A5:spreadsheet_latencies.A5 spreadsheet_latencies.B5:spreadsheet_latencies.M5 spreadsheet_latencies.A6:spreadsheet_latencies.A6 spreadsheet_latencies.B6:spreadsheet_latencies.M6 spreadsheet_latencies.A7:spreadsheet_latencies.A7 spreadsheet_latencies.B7:spreadsheet_latencies.M7 spreadsheet_latencies.A8:spreadsheet_latencies.A8 spreadsheet_latencies.B8:spreadsheet_latencies.M8 spreadsheet_latencies.A9:spreadsheet_latencies.A9 spreadsheet_latencies.B9:spreadsheet_latencies.M9 spreadsheet_latencies.A10:spreadsheet_latencies.A10 spreadsheet_latencies.B10:spreadsheet_latencies.M10 spreadsheet_latencies.A11:spreadsheet_latencies.A11 spreadsheet_latencies.B11:spreadsheet_latencies.M11 spreadsheet_latencies.A12:spreadsheet_latencies.A12 spreadsheet_latencies.B12:spreadsheet_latencies.M12 spreadsheet_latencies.A13:spreadsheet_latencies.A13 spreadsheet_latencies.B13:spreadsheet_latencies.M13 spreadsheet_latencies.A14:spreadsheet_latencies.A14 spreadsheet_latencies.B14:spreadsheet_latencies.M14 spreadsheet_latencies.A15:spreadsheet_latencies.A15 spreadsheet_latencies.B15:spreadsheet_latencies.M15 spreadsheet_latencies.A16:spreadsheet_latencies.A16 spreadsheet_latencies.B16:spreadsheet_latencies.M16 spreadsheet_latencies.A17:spreadsheet_latencies.A17 spreadsheet_latencies.B17:spreadsheet_latencies.M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./data_latenci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/data_latencies/S0.10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/data_latencies/S0.100000/H0.00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./data_latencies/S0.100000/H0.000000/fuzzy_token_inc1dec1</text:p>
          </table:table-cell>
          <table:table-cell office:value-type="float" office:value="2.55266604017" calcext:value-type="float">
            <text:p>2.5526660402</text:p>
          </table:table-cell>
          <table:table-cell office:value-type="float" office:value="4.47774071872" calcext:value-type="float">
            <text:p>4.4777407187</text:p>
          </table:table-cell>
          <table:table-cell office:value-type="float" office:value="18.349777246" calcext:value-type="float">
            <text:p>18.349777246</text:p>
          </table:table-cell>
          <table:table-cell office:value-type="float" office:value="44.4561517488" calcext:value-type="float">
            <text:p>44.4561517488</text:p>
          </table:table-cell>
          <table:table-cell office:value-type="float" office:value="60.0862029991" calcext:value-type="float">
            <text:p>60.0862029991</text:p>
          </table:table-cell>
          <table:table-cell office:value-type="float" office:value="80.1480097455" calcext:value-type="float">
            <text:p>80.1480097455</text:p>
          </table:table-cell>
          <table:table-cell office:value-type="float" office:value="120.016458934" calcext:value-type="float">
            <text:p>120.016458934</text:p>
          </table:table-cell>
          <table:table-cell office:value-type="float" office:value="204.552097817" calcext:value-type="float">
            <text:p>204.552097817</text:p>
          </table:table-cell>
          <table:table-cell office:value-type="float" office:value="369.948062438" calcext:value-type="float">
            <text:p>369.948062438</text:p>
          </table:table-cell>
          <table:table-cell office:value-type="float" office:value="690.528691949" calcext:value-type="float">
            <text:p>690.528691949</text:p>
          </table:table-cell>
          <table:table-cell office:value-type="float" office:value="1259.63391099" calcext:value-type="float">
            <text:p>1259.63391099</text:p>
          </table:table-cell>
          <table:table-cell office:value-type="float" office:value="1948.95858159" calcext:value-type="float">
            <text:p>1948.95858159</text:p>
          </table:table-cell>
        </table:table-row>
        <table:table-row table:style-name="ro1">
          <table:table-cell office:value-type="string" calcext:value-type="string">
            <text:p>fuzzy_token inc1 dec half</text:p>
          </table:table-cell>
          <table:table-cell office:value-type="float" office:value="2.50479387711" calcext:value-type="float">
            <text:p>2.5047938771</text:p>
          </table:table-cell>
          <table:table-cell office:value-type="float" office:value="3.31304638707" calcext:value-type="float">
            <text:p>3.3130463871</text:p>
          </table:table-cell>
          <table:table-cell office:value-type="float" office:value="8.33327184921" calcext:value-type="float">
            <text:p>8.3332718492</text:p>
          </table:table-cell>
          <table:table-cell office:value-type="float" office:value="28.8493456504" calcext:value-type="float">
            <text:p>28.8493456504</text:p>
          </table:table-cell>
          <table:table-cell office:value-type="float" office:value="43.3096329934" calcext:value-type="float">
            <text:p>43.3096329934</text:p>
          </table:table-cell>
          <table:table-cell office:value-type="float" office:value="65.5520775958" calcext:value-type="float">
            <text:p>65.5520775958</text:p>
          </table:table-cell>
          <table:table-cell office:value-type="float" office:value="108.035060878" calcext:value-type="float">
            <text:p>108.035060878</text:p>
          </table:table-cell>
          <table:table-cell office:value-type="float" office:value="198.066591711" calcext:value-type="float">
            <text:p>198.066591711</text:p>
          </table:table-cell>
          <table:table-cell office:value-type="float" office:value="367.083160605" calcext:value-type="float">
            <text:p>367.083160605</text:p>
          </table:table-cell>
          <table:table-cell office:value-type="float" office:value="741.083977627" calcext:value-type="float">
            <text:p>741.083977627</text:p>
          </table:table-cell>
          <table:table-cell office:value-type="float" office:value="1299.02120108" calcext:value-type="float">
            <text:p>1299.02120108</text:p>
          </table:table-cell>
          <table:table-cell office:value-type="float" office:value="1921.94855481" calcext:value-type="float">
            <text:p>1921.94855481</text:p>
          </table:table-cell>
        </table:table-row>
        <table:table-row table:style-name="ro1">
          <table:table-cell office:value-type="string" calcext:value-type="string">
            <text:p>fuzzy_token inc1 dec to 1</text:p>
          </table:table-cell>
          <table:table-cell office:value-type="float" office:value="2.55252893153" calcext:value-type="float">
            <text:p>2.5525289315</text:p>
          </table:table-cell>
          <table:table-cell office:value-type="float" office:value="3.89175504673" calcext:value-type="float">
            <text:p>3.8917550467</text:p>
          </table:table-cell>
          <table:table-cell office:value-type="float" office:value="12.7724245005" calcext:value-type="float">
            <text:p>12.7724245005</text:p>
          </table:table-cell>
          <table:table-cell office:value-type="float" office:value="34.2796454721" calcext:value-type="float">
            <text:p>34.2796454721</text:p>
          </table:table-cell>
          <table:table-cell office:value-type="float" office:value="48.1539558999" calcext:value-type="float">
            <text:p>48.1539558999</text:p>
          </table:table-cell>
          <table:table-cell office:value-type="float" office:value="67.7235656369" calcext:value-type="float">
            <text:p>67.7235656369</text:p>
          </table:table-cell>
          <table:table-cell office:value-type="float" office:value="106.057000911" calcext:value-type="float">
            <text:p>106.057000911</text:p>
          </table:table-cell>
          <table:table-cell office:value-type="float" office:value="185.215162978" calcext:value-type="float">
            <text:p>185.215162978</text:p>
          </table:table-cell>
          <table:table-cell office:value-type="float" office:value="366.303400192" calcext:value-type="float">
            <text:p>366.303400192</text:p>
          </table:table-cell>
          <table:table-cell office:value-type="float" office:value="696.972643878" calcext:value-type="float">
            <text:p>696.972643878</text:p>
          </table:table-cell>
          <table:table-cell office:value-type="float" office:value="1292.07667234" calcext:value-type="float">
            <text:p>1292.07667234</text:p>
          </table:table-cell>
          <table:table-cell office:value-type="float" office:value="1850.89275741" calcext:value-type="float">
            <text:p>1850.89275741</text:p>
          </table:table-cell>
        </table:table-row>
        <table:table-row table:style-name="ro1">
          <table:table-cell office:value-type="string" calcext:value-type="string">
            <text:p>fuzzy_token inc double dec half</text:p>
          </table:table-cell>
          <table:table-cell office:value-type="float" office:value="2.51600142145" calcext:value-type="float">
            <text:p>2.5160014215</text:p>
          </table:table-cell>
          <table:table-cell office:value-type="float" office:value="3.12758588129" calcext:value-type="float">
            <text:p>3.1275858813</text:p>
          </table:table-cell>
          <table:table-cell office:value-type="float" office:value="6.69226364178" calcext:value-type="float">
            <text:p>6.6922636418</text:p>
          </table:table-cell>
          <table:table-cell office:value-type="float" office:value="40.5321734257" calcext:value-type="float">
            <text:p>40.5321734257</text:p>
          </table:table-cell>
          <table:table-cell office:value-type="float" office:value="60.1284881603" calcext:value-type="float">
            <text:p>60.1284881603</text:p>
          </table:table-cell>
          <table:table-cell office:value-type="float" office:value="89.7424371645" calcext:value-type="float">
            <text:p>89.7424371645</text:p>
          </table:table-cell>
          <table:table-cell office:value-type="float" office:value="135.043945613" calcext:value-type="float">
            <text:p>135.043945613</text:p>
          </table:table-cell>
          <table:table-cell office:value-type="float" office:value="212.699380673" calcext:value-type="float">
            <text:p>212.699380673</text:p>
          </table:table-cell>
          <table:table-cell office:value-type="float" office:value="368.194117587" calcext:value-type="float">
            <text:p>368.194117587</text:p>
          </table:table-cell>
          <table:table-cell office:value-type="float" office:value="727.64413685" calcext:value-type="float">
            <text:p>727.64413685</text:p>
          </table:table-cell>
          <table:table-cell office:value-type="float" office:value="1212.49557751" calcext:value-type="float">
            <text:p>1212.49557751</text:p>
          </table:table-cell>
          <table:table-cell office:value-type="float" office:value="1888.78629048" calcext:value-type="float">
            <text:p>1888.78629048</text:p>
          </table:table-cell>
        </table:table-row>
        <table:table-row table:style-name="ro1">
          <table:table-cell office:value-type="string" calcext:value-type="string">
            <text:p>fuzzy_token inc 1 dec half w/ thresholds</text:p>
          </table:table-cell>
          <table:table-cell office:value-type="float" office:value="24.8529889594" calcext:value-type="float">
            <text:p>24.8529889594</text:p>
          </table:table-cell>
          <table:table-cell office:value-type="float" office:value="26.4265933351" calcext:value-type="float">
            <text:p>26.4265933351</text:p>
          </table:table-cell>
          <table:table-cell office:value-type="float" office:value="27.6488684807" calcext:value-type="float">
            <text:p>27.6488684807</text:p>
          </table:table-cell>
          <table:table-cell office:value-type="float" office:value="32.3201085956" calcext:value-type="float">
            <text:p>32.3201085956</text:p>
          </table:table-cell>
          <table:table-cell office:value-type="float" office:value="38.0586587641" calcext:value-type="float">
            <text:p>38.0586587641</text:p>
          </table:table-cell>
          <table:table-cell office:value-type="float" office:value="48.0127014028" calcext:value-type="float">
            <text:p>48.0127014028</text:p>
          </table:table-cell>
          <table:table-cell office:value-type="float" office:value="61.9682317388" calcext:value-type="float">
            <text:p>61.9682317388</text:p>
          </table:table-cell>
          <table:table-cell office:value-type="float" office:value="91.5200307527" calcext:value-type="float">
            <text:p>91.5200307527</text:p>
          </table:table-cell>
          <table:table-cell office:value-type="float" office:value="186.228141702" calcext:value-type="float">
            <text:p>186.228141702</text:p>
          </table:table-cell>
          <table:table-cell office:value-type="float" office:value="470.645758262" calcext:value-type="float">
            <text:p>470.645758262</text:p>
          </table:table-cell>
          <table:table-cell office:value-type="float" office:value="1144.76531624" calcext:value-type="float">
            <text:p>1144.76531624</text:p>
          </table:table-cell>
          <table:table-cell office:value-type="float" office:value="1742.62391147" calcext:value-type="float">
            <text:p>1742.62391147</text:p>
          </table:table-cell>
        </table:table-row>
        <table:table-row table:style-name="ro1">
          <table:table-cell office:value-type="string" calcext:value-type="string">
            <text:p>fuzzy_token inc 1 dec half w/ thresholds DEBUGGING</text:p>
          </table:table-cell>
          <table:table-cell office:value-type="float" office:value="2.569010728" calcext:value-type="float">
            <text:p>2.569010728</text:p>
          </table:table-cell>
          <table:table-cell office:value-type="float" office:value="2.87319481273" calcext:value-type="float">
            <text:p>2.8731948127</text:p>
          </table:table-cell>
          <table:table-cell office:value-type="float" office:value="3.85632233185" calcext:value-type="float">
            <text:p>3.8563223319</text:p>
          </table:table-cell>
          <table:table-cell office:value-type="float" office:value="20.12595704" calcext:value-type="float">
            <text:p>20.12595704</text:p>
          </table:table-cell>
          <table:table-cell office:value-type="float" office:value="47.3297980666" calcext:value-type="float">
            <text:p>47.3297980666</text:p>
          </table:table-cell>
          <table:table-cell office:value-type="float" office:value="61.8170665079" calcext:value-type="float">
            <text:p>61.8170665079</text:p>
          </table:table-cell>
          <table:table-cell office:value-type="float" office:value="81.0033654192" calcext:value-type="float">
            <text:p>81.0033654192</text:p>
          </table:table-cell>
          <table:table-cell office:value-type="float" office:value="119.217597041" calcext:value-type="float">
            <text:p>119.217597041</text:p>
          </table:table-cell>
          <table:table-cell office:value-type="float" office:value="232.163972888" calcext:value-type="float">
            <text:p>232.163972888</text:p>
          </table:table-cell>
          <table:table-cell office:value-type="float" office:value="619.174000476" calcext:value-type="float">
            <text:p>619.174000476</text:p>
          </table:table-cell>
          <table:table-cell office:value-type="float" office:value="1209.19807622" calcext:value-type="float">
            <text:p>1209.19807622</text:p>
          </table:table-cell>
          <table:table-cell office:value-type="float" office:value="1845.25316005" calcext:value-type="float">
            <text:p>1845.25316005</text:p>
          </table:table-cell>
        </table:table-row>
        <table:table-row table:style-name="ro1">
          <table:table-cell office:value-type="string" calcext:value-type="string">
            <text:p>brs DEBUGGING 10,000 packets</text:p>
          </table:table-cell>
          <table:table-cell office:value-type="float" office:value="2.03479427443" calcext:value-type="float">
            <text:p>2.0347942744</text:p>
          </table:table-cell>
          <table:table-cell office:value-type="float" office:value="2.19342437788" calcext:value-type="float">
            <text:p>2.1934243779</text:p>
          </table:table-cell>
          <table:table-cell office:value-type="float" office:value="2.47944625944" calcext:value-type="float">
            <text:p>2.4794462594</text:p>
          </table:table-cell>
          <table:table-cell office:value-type="float" office:value="4.21816601332" calcext:value-type="float">
            <text:p>4.2181660133</text:p>
          </table:table-cell>
          <table:table-cell office:value-type="float" office:value="90.4233959109" calcext:value-type="float">
            <text:p>90.4233959109</text:p>
          </table:table-cell>
          <table:table-cell office:value-type="float" office:value="967.510826656" calcext:value-type="float">
            <text:p>967.510826656</text:p>
          </table:table-cell>
          <table:table-cell office:value-type="float" office:value="2344.9055307" calcext:value-type="float">
            <text:p>2344.9055307</text:p>
          </table:table-cell>
          <table:table-cell office:value-type="float" office:value="4067.15464066" calcext:value-type="float">
            <text:p>4067.15464066</text:p>
          </table:table-cell>
          <table:table-cell office:value-type="float" office:value="5760.31850329" calcext:value-type="float">
            <text:p>5760.31850329</text:p>
          </table:table-cell>
          <table:table-cell office:value-type="float" office:value="8035.97247097" calcext:value-type="float">
            <text:p>8035.97247097</text:p>
          </table:table-cell>
          <table:table-cell office:value-type="float" office:value="8830.90453415" calcext:value-type="float">
            <text:p>8830.90453415</text:p>
          </table:table-cell>
          <table:table-cell office:value-type="float" office:value="9275.158737" calcext:value-type="float">
            <text:p>9275.158737</text:p>
          </table:table-cell>
        </table:table-row>
        <table:table-row table:style-name="ro1">
          <table:table-cell office:value-type="string" calcext:value-type="string">
            <text:p>brs DEBUGGING 1,000 packets</text:p>
          </table:table-cell>
          <table:table-cell office:value-type="float" office:value="2.03934315505" calcext:value-type="float">
            <text:p>2.0393431551</text:p>
          </table:table-cell>
          <table:table-cell office:value-type="float" office:value="2.19112999018" calcext:value-type="float">
            <text:p>2.1911299902</text:p>
          </table:table-cell>
          <table:table-cell office:value-type="float" office:value="2.41661610702" calcext:value-type="float">
            <text:p>2.416616107</text:p>
          </table:table-cell>
          <table:table-cell office:value-type="float" office:value="4.03529263611" calcext:value-type="float">
            <text:p>4.0352926361</text:p>
          </table:table-cell>
          <table:table-cell office:value-type="float" office:value="33.0539353058" calcext:value-type="float">
            <text:p>33.0539353058</text:p>
          </table:table-cell>
          <table:table-cell office:value-type="float" office:value="242.52114741" calcext:value-type="float">
            <text:p>242.52114741</text:p>
          </table:table-cell>
          <table:table-cell office:value-type="float" office:value="554.688173766" calcext:value-type="float">
            <text:p>554.688173766</text:p>
          </table:table-cell>
          <table:table-cell office:value-type="float" office:value="779.162399838" calcext:value-type="float">
            <text:p>779.162399838</text:p>
          </table:table-cell>
          <table:table-cell office:value-type="float" office:value="911.421088379" calcext:value-type="float">
            <text:p>911.421088379</text:p>
          </table:table-cell>
          <table:table-cell office:value-type="float" office:value="1176.12660446" calcext:value-type="float">
            <text:p>1176.12660446</text:p>
          </table:table-cell>
          <table:table-cell office:value-type="float" office:value="1268.48948657" calcext:value-type="float">
            <text:p>1268.48948657</text:p>
          </table:table-cell>
          <table:table-cell office:value-type="float" office:value="1480.75408556" calcext:value-type="float">
            <text:p>1480.75408556</text:p>
          </table:table-cell>
        </table:table-row>
        <table:table-row table:style-name="ro1">
          <table:table-cell office:value-type="string" calcext:value-type="string">
            <text:p>token DEBUGGING 1,000 packets</text:p>
          </table:table-cell>
          <table:table-cell office:value-type="float" office:value="24.9240366683" calcext:value-type="float">
            <text:p>24.9240366683</text:p>
          </table:table-cell>
          <table:table-cell office:value-type="float" office:value="25.8167516627" calcext:value-type="float">
            <text:p>25.8167516627</text:p>
          </table:table-cell>
          <table:table-cell office:value-type="float" office:value="27.8484534552" calcext:value-type="float">
            <text:p>27.8484534552</text:p>
          </table:table-cell>
          <table:table-cell office:value-type="float" office:value="32.4274717011" calcext:value-type="float">
            <text:p>32.4274717011</text:p>
          </table:table-cell>
          <table:table-cell office:value-type="float" office:value="36.4683830931" calcext:value-type="float">
            <text:p>36.4683830931</text:p>
          </table:table-cell>
          <table:table-cell office:value-type="float" office:value="46.2316666582" calcext:value-type="float">
            <text:p>46.2316666582</text:p>
          </table:table-cell>
          <table:table-cell office:value-type="float" office:value="60.8001423302" calcext:value-type="float">
            <text:p>60.8001423302</text:p>
          </table:table-cell>
          <table:table-cell office:value-type="float" office:value="80.7233867455" calcext:value-type="float">
            <text:p>80.7233867455</text:p>
          </table:table-cell>
          <table:table-cell office:value-type="float" office:value="119.814524059" calcext:value-type="float">
            <text:p>119.814524059</text:p>
          </table:table-cell>
          <table:table-cell office:value-type="float" office:value="165.960823191" calcext:value-type="float">
            <text:p>165.960823191</text:p>
          </table:table-cell>
          <table:table-cell office:value-type="float" office:value="180.733364043" calcext:value-type="float">
            <text:p>180.733364043</text:p>
          </table:table-cell>
          <table:table-cell office:value-type="float" office:value="244.65972242" calcext:value-type="float">
            <text:p>244.65972242</text:p>
          </table:table-cell>
        </table:table-row>
        <table:table-row table:style-name="ro1">
          <table:table-cell office:value-type="string" calcext:value-type="string">
            <text:p>Token 10,000 packets</text:p>
          </table:table-cell>
          <table:table-cell office:value-type="float" office:value="25.1294182278" calcext:value-type="float">
            <text:p>25.1294182278</text:p>
          </table:table-cell>
          <table:table-cell office:value-type="float" office:value="26.3305745232" calcext:value-type="float">
            <text:p>26.3305745232</text:p>
          </table:table-cell>
          <table:table-cell office:value-type="float" office:value="27.7901402587" calcext:value-type="float">
            <text:p>27.7901402587</text:p>
          </table:table-cell>
          <table:table-cell office:value-type="float" office:value="31.9653068365" calcext:value-type="float">
            <text:p>31.9653068365</text:p>
          </table:table-cell>
          <table:table-cell office:value-type="float" office:value="38.4198074373" calcext:value-type="float">
            <text:p>38.4198074373</text:p>
          </table:table-cell>
          <table:table-cell office:value-type="float" office:value="47.3171690095" calcext:value-type="float">
            <text:p>47.3171690095</text:p>
          </table:table-cell>
          <table:table-cell office:value-type="float" office:value="62.6726437228" calcext:value-type="float">
            <text:p>62.6726437228</text:p>
          </table:table-cell>
          <table:table-cell office:value-type="float" office:value="90.9492128125" calcext:value-type="float">
            <text:p>90.9492128125</text:p>
          </table:table-cell>
          <table:table-cell office:value-type="float" office:value="182.587813831" calcext:value-type="float">
            <text:p>182.587813831</text:p>
          </table:table-cell>
          <table:table-cell office:value-type="float" office:value="504.670480805" calcext:value-type="float">
            <text:p>504.670480805</text:p>
          </table:table-cell>
          <table:table-cell office:value-type="float" office:value="1142.22316364" calcext:value-type="float">
            <text:p>1142.22316364</text:p>
          </table:table-cell>
          <table:table-cell office:value-type="float" office:value="1750.36062572" calcext:value-type="float">
            <text:p>1750.36062572</text:p>
          </table:table-cell>
        </table:table-row>
        <table:table-row table:style-name="ro1">
          <table:table-cell office:value-type="string" calcext:value-type="string">
            <text:p>token 10,000 packets arithmetic mean</text:p>
          </table:table-cell>
          <table:table-cell office:value-type="float" office:value="33.7949826511" calcext:value-type="float">
            <text:p>33.7949826511</text:p>
          </table:table-cell>
          <table:table-cell office:value-type="float" office:value="35.714524046" calcext:value-type="float">
            <text:p>35.714524046</text:p>
          </table:table-cell>
          <table:table-cell office:value-type="float" office:value="38.2312648236" calcext:value-type="float">
            <text:p>38.2312648236</text:p>
          </table:table-cell>
          <table:table-cell office:value-type="float" office:value="44.5190856022" calcext:value-type="float">
            <text:p>44.5190856022</text:p>
          </table:table-cell>
          <table:table-cell office:value-type="float" office:value="53.3438057677" calcext:value-type="float">
            <text:p>53.3438057677</text:p>
          </table:table-cell>
          <table:table-cell office:value-type="float" office:value="66.1871458715" calcext:value-type="float">
            <text:p>66.1871458715</text:p>
          </table:table-cell>
          <table:table-cell office:value-type="float" office:value="90.796627929" calcext:value-type="float">
            <text:p>90.796627929</text:p>
          </table:table-cell>
          <table:table-cell office:value-type="float" office:value="133.314387712" calcext:value-type="float">
            <text:p>133.314387712</text:p>
          </table:table-cell>
          <table:table-cell office:value-type="float" office:value="252.553299626" calcext:value-type="float">
            <text:p>252.553299626</text:p>
          </table:table-cell>
          <table:table-cell office:value-type="float" office:value="621.002958207" calcext:value-type="float">
            <text:p>621.002958207</text:p>
          </table:table-cell>
          <table:table-cell office:value-type="float" office:value="1269.01807261" calcext:value-type="float">
            <text:p>1269.01807261</text:p>
          </table:table-cell>
          <table:table-cell office:value-type="float" office:value="2006.14877645" calcext:value-type="float">
            <text:p>2006.14877645</text:p>
          </table:table-cell>
        </table:table-row>
        <table:table-row table:style-name="ro1">
          <table:table-cell office:value-type="string" calcext:value-type="string">
            <text:p>Brs 10,000 packets arithmetic mean</text:p>
          </table:table-cell>
          <table:table-cell office:value-type="float" office:value="3.06996854531" calcext:value-type="float">
            <text:p>3.0699685453</text:p>
          </table:table-cell>
          <table:table-cell office:value-type="float" office:value="3.44753846897" calcext:value-type="float">
            <text:p>3.447538469</text:p>
          </table:table-cell>
          <table:table-cell office:value-type="float" office:value="4.21452605759" calcext:value-type="float">
            <text:p>4.2145260576</text:p>
          </table:table-cell>
          <table:table-cell office:value-type="float" office:value="10.6676599613" calcext:value-type="float">
            <text:p>10.6676599613</text:p>
          </table:table-cell>
          <table:table-cell office:value-type="float" office:value="863.603535748" calcext:value-type="float">
            <text:p>863.603535748</text:p>
          </table:table-cell>
          <table:table-cell office:value-type="float" office:value="3806.7861494" calcext:value-type="float">
            <text:p>3806.7861494</text:p>
          </table:table-cell>
          <table:table-cell office:value-type="float" office:value="6780.02350987" calcext:value-type="float">
            <text:p>6780.02350987</text:p>
          </table:table-cell>
          <table:table-cell office:value-type="float" office:value="8511.35879041" calcext:value-type="float">
            <text:p>8511.35879041</text:p>
          </table:table-cell>
          <table:table-cell office:value-type="float" office:value="10175.0922026" calcext:value-type="float">
            <text:p>10175.0922026</text:p>
          </table:table-cell>
          <table:table-cell office:value-type="float" office:value="11513.8501292" calcext:value-type="float">
            <text:p>11513.8501292</text:p>
          </table:table-cell>
          <table:table-cell office:value-type="float" office:value="12377.6010462" calcext:value-type="float">
            <text:p>12377.6010462</text:p>
          </table:table-cell>
          <table:table-cell office:value-type="float" office:value="13112.1372731" calcext:value-type="float">
            <text:p>13112.1372731</text:p>
          </table:table-cell>
        </table:table-row>
        <table:table-row table:style-name="ro1">
          <table:table-cell office:value-type="string" calcext:value-type="string">
            <text:p>fuzzy_token inc 1 dec half w/ thresholds DEBUGGING ari mean</text:p>
          </table:table-cell>
          <table:table-cell office:value-type="float" office:value="4.17933708059" calcext:value-type="float">
            <text:p>4.1793370806</text:p>
          </table:table-cell>
          <table:table-cell office:value-type="float" office:value="5.06280621699" calcext:value-type="float">
            <text:p>5.062806217</text:p>
          </table:table-cell>
          <table:table-cell office:value-type="float" office:value="8.65792420832" calcext:value-type="float">
            <text:p>8.6579242083</text:p>
          </table:table-cell>
          <table:table-cell office:value-type="float" office:value="43.4058442602" calcext:value-type="float">
            <text:p>43.4058442602</text:p>
          </table:table-cell>
          <table:table-cell office:value-type="float" office:value="70.0360913604" calcext:value-type="float">
            <text:p>70.0360913604</text:p>
          </table:table-cell>
          <table:table-cell office:value-type="float" office:value="87.9534316323" calcext:value-type="float">
            <text:p>87.9534316323</text:p>
          </table:table-cell>
          <table:table-cell office:value-type="float" office:value="119.621212303" calcext:value-type="float">
            <text:p>119.621212303</text:p>
          </table:table-cell>
          <table:table-cell office:value-type="float" office:value="169.041446756" calcext:value-type="float">
            <text:p>169.041446756</text:p>
          </table:table-cell>
          <table:table-cell office:value-type="float" office:value="356.856261688" calcext:value-type="float">
            <text:p>356.856261688</text:p>
          </table:table-cell>
          <table:table-cell office:value-type="float" office:value="674.13524263" calcext:value-type="float">
            <text:p>674.13524263</text:p>
          </table:table-cell>
          <table:table-cell office:value-type="float" office:value="1336.06499502" calcext:value-type="float">
            <text:p>1336.06499502</text:p>
          </table:table-cell>
          <table:table-cell office:value-type="float" office:value="1988.17823137" calcext:value-type="float">
            <text:p>1988.17823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/00/0000</text:date>, <text:time style:data-style-name="N2" text:time-value="17:54:10.702520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14:27:38.682522329</dc:date>
    <meta:editing-duration>PT5H40M42S</meta:editing-duration>
    <meta:editing-cycles>4</meta:editing-cycles>
    <meta:generator>LibreOffice/5.1.6.2$Linux_X86_64 LibreOffice_project/10m0$Build-2</meta:generator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5.63cm" svg:height="19.982cm" xlink:href=".." xlink:type="simple" chart:class="chart:line" chart:style-name="ch1">
        <chart:legend chart:legend-position="end" svg:x="23.95cm" svg:y="6.756cm" style:legend-expansion="high" chart:style-name="ch2"/>
        <chart:plot-area chart:style-name="ch3" table:cell-range-address="spreadsheet_latencies.A4:spreadsheet_latencies.M17" chart:data-source-has-labels="both" svg:x="0.712cm" svg:y="0.399cm" svg:width="22.526cm" svg:height="19.184cm">
          <chartooo:coordinate-region svg:x="1.598cm" svg:y="0.594cm" svg:width="21.268cm" svg:height="18.35cm"/>
          <chart:axis chart:dimension="x" chart:name="primary-x" chart:style-name="ch4" chartooo:axis-type="auto">
            <chartooo:date-scale/>
            <chart:categories table:cell-range-address="spreadsheet_latencies.B4:spreadsheet_latencies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eadsheet_latencies.B5:spreadsheet_latencies.M5" chart:label-cell-address="spreadsheet_latencies.A5:spreadsheet_latencies.A5" chart:class="chart:line">
            <chart:data-point chart:repeated="12"/>
          </chart:series>
          <chart:series chart:style-name="ch8" chart:values-cell-range-address="spreadsheet_latencies.B6:spreadsheet_latencies.M6" chart:label-cell-address="spreadsheet_latencies.A6:spreadsheet_latencies.A6" chart:class="chart:line">
            <chart:data-point chart:repeated="12"/>
          </chart:series>
          <chart:series chart:style-name="ch9" chart:values-cell-range-address="spreadsheet_latencies.B7:spreadsheet_latencies.M7" chart:label-cell-address="spreadsheet_latencies.A7:spreadsheet_latencies.A7" chart:class="chart:line">
            <chart:data-point chart:repeated="12"/>
          </chart:series>
          <chart:series chart:style-name="ch10" chart:values-cell-range-address="spreadsheet_latencies.B8:spreadsheet_latencies.M8" chart:label-cell-address="spreadsheet_latencies.A8:spreadsheet_latencies.A8" chart:class="chart:line">
            <chart:data-point chart:repeated="12"/>
          </chart:series>
          <chart:series chart:style-name="ch11" chart:values-cell-range-address="spreadsheet_latencies.B9:spreadsheet_latencies.M9" chart:label-cell-address="spreadsheet_latencies.A9:spreadsheet_latencies.A9" chart:class="chart:line">
            <chart:data-point chart:repeated="12"/>
          </chart:series>
          <chart:series chart:style-name="ch12" chart:values-cell-range-address="spreadsheet_latencies.B10:spreadsheet_latencies.M10" chart:label-cell-address="spreadsheet_latencies.A10:spreadsheet_latencies.A10" chart:class="chart:line">
            <chart:data-point chart:repeated="12"/>
          </chart:series>
          <chart:series chart:style-name="ch13" chart:values-cell-range-address="spreadsheet_latencies.B11:spreadsheet_latencies.M11" chart:label-cell-address="spreadsheet_latencies.A11:spreadsheet_latencies.A11" chart:class="chart:line">
            <chart:data-point chart:repeated="12"/>
          </chart:series>
          <chart:series chart:style-name="ch14" chart:values-cell-range-address="spreadsheet_latencies.B12:spreadsheet_latencies.M12" chart:label-cell-address="spreadsheet_latencies.A12:spreadsheet_latencies.A12" chart:class="chart:line">
            <chart:data-point chart:repeated="12"/>
          </chart:series>
          <chart:series chart:style-name="ch15" chart:values-cell-range-address="spreadsheet_latencies.B13:spreadsheet_latencies.M13" chart:label-cell-address="spreadsheet_latencies.A13:spreadsheet_latencies.A13" chart:class="chart:line">
            <chart:data-point chart:repeated="12"/>
          </chart:series>
          <chart:series chart:style-name="ch16" chart:values-cell-range-address="spreadsheet_latencies.B14:spreadsheet_latencies.M14" chart:label-cell-address="spreadsheet_latencies.A14:spreadsheet_latencies.A14" chart:class="chart:line">
            <chart:data-point chart:repeated="12"/>
          </chart:series>
          <chart:series chart:style-name="ch17" chart:values-cell-range-address="spreadsheet_latencies.B15:spreadsheet_latencies.M15" chart:label-cell-address="spreadsheet_latencies.A15:spreadsheet_latencies.A15" chart:class="chart:line">
            <chart:data-point chart:repeated="12"/>
          </chart:series>
          <chart:series chart:style-name="ch18" chart:values-cell-range-address="spreadsheet_latencies.B16:spreadsheet_latencies.M16" chart:label-cell-address="spreadsheet_latencies.A16:spreadsheet_latencies.A16" chart:class="chart:line">
            <chart:data-point chart:repeated="12"/>
          </chart:series>
          <chart:series chart:style-name="ch19" chart:values-cell-range-address="spreadsheet_latencies.B17:spreadsheet_latencies.M17" chart:label-cell-address="spreadsheet_latencies.A17:spreadsheet_latencies.A17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4:spreadsheet_latencies.M4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./data_latencies/S0.100000/H0.000000/fuzzy_token_inc1dec1</text:p>
                <draw:g>
                  <svg:desc>spreadsheet_latencies.A5:spreadsheet_latencies.A5</svg:desc>
                </draw:g>
              </table:table-cell>
              <table:table-cell office:value-type="float" office:value="2.55266604017">
                <text:p>2.55266604017</text:p>
                <draw:g>
                  <svg:desc>spreadsheet_latencies.B5:spreadsheet_latencies.M5</svg:desc>
                </draw:g>
              </table:table-cell>
              <table:table-cell office:value-type="float" office:value="4.47774071872">
                <text:p>4.47774071872</text:p>
              </table:table-cell>
              <table:table-cell office:value-type="float" office:value="18.349777246">
                <text:p>18.349777246</text:p>
              </table:table-cell>
              <table:table-cell office:value-type="float" office:value="44.4561517488">
                <text:p>44.4561517488</text:p>
              </table:table-cell>
              <table:table-cell office:value-type="float" office:value="60.0862029991">
                <text:p>60.0862029991</text:p>
              </table:table-cell>
              <table:table-cell office:value-type="float" office:value="80.1480097455">
                <text:p>80.1480097455</text:p>
              </table:table-cell>
              <table:table-cell office:value-type="float" office:value="120.016458934">
                <text:p>120.016458934</text:p>
              </table:table-cell>
              <table:table-cell office:value-type="float" office:value="204.552097817">
                <text:p>204.552097817</text:p>
              </table:table-cell>
              <table:table-cell office:value-type="float" office:value="369.948062438">
                <text:p>369.948062438</text:p>
              </table:table-cell>
              <table:table-cell office:value-type="float" office:value="690.528691949">
                <text:p>690.528691949</text:p>
              </table:table-cell>
              <table:table-cell office:value-type="float" office:value="1259.63391099">
                <text:p>1259.63391099</text:p>
              </table:table-cell>
              <table:table-cell office:value-type="float" office:value="1948.95858159">
                <text:p>1948.95858159</text:p>
              </table:table-cell>
            </table:table-row>
            <table:table-row>
              <table:table-cell office:value-type="string">
                <text:p>fuzzy_token inc1 dec half</text:p>
                <draw:g>
                  <svg:desc>spreadsheet_latencies.A6:spreadsheet_latencies.A6</svg:desc>
                </draw:g>
              </table:table-cell>
              <table:table-cell office:value-type="float" office:value="2.50479387711">
                <text:p>2.50479387711</text:p>
                <draw:g>
                  <svg:desc>spreadsheet_latencies.B6:spreadsheet_latencies.M6</svg:desc>
                </draw:g>
              </table:table-cell>
              <table:table-cell office:value-type="float" office:value="3.31304638707">
                <text:p>3.31304638707</text:p>
              </table:table-cell>
              <table:table-cell office:value-type="float" office:value="8.33327184921">
                <text:p>8.33327184921</text:p>
              </table:table-cell>
              <table:table-cell office:value-type="float" office:value="28.8493456504">
                <text:p>28.8493456504</text:p>
              </table:table-cell>
              <table:table-cell office:value-type="float" office:value="43.3096329934">
                <text:p>43.3096329934</text:p>
              </table:table-cell>
              <table:table-cell office:value-type="float" office:value="65.5520775958">
                <text:p>65.5520775958</text:p>
              </table:table-cell>
              <table:table-cell office:value-type="float" office:value="108.035060878">
                <text:p>108.035060878</text:p>
              </table:table-cell>
              <table:table-cell office:value-type="float" office:value="198.066591711">
                <text:p>198.066591711</text:p>
              </table:table-cell>
              <table:table-cell office:value-type="float" office:value="367.083160605">
                <text:p>367.083160605</text:p>
              </table:table-cell>
              <table:table-cell office:value-type="float" office:value="741.083977627">
                <text:p>741.083977627</text:p>
              </table:table-cell>
              <table:table-cell office:value-type="float" office:value="1299.02120108">
                <text:p>1299.02120108</text:p>
              </table:table-cell>
              <table:table-cell office:value-type="float" office:value="1921.94855481">
                <text:p>1921.94855481</text:p>
              </table:table-cell>
            </table:table-row>
            <table:table-row>
              <table:table-cell office:value-type="string">
                <text:p>fuzzy_token inc1 dec to 1</text:p>
                <draw:g>
                  <svg:desc>spreadsheet_latencies.A7:spreadsheet_latencies.A7</svg:desc>
                </draw:g>
              </table:table-cell>
              <table:table-cell office:value-type="float" office:value="2.55252893153">
                <text:p>2.55252893153</text:p>
                <draw:g>
                  <svg:desc>spreadsheet_latencies.B7:spreadsheet_latencies.M7</svg:desc>
                </draw:g>
              </table:table-cell>
              <table:table-cell office:value-type="float" office:value="3.89175504673">
                <text:p>3.89175504673</text:p>
              </table:table-cell>
              <table:table-cell office:value-type="float" office:value="12.7724245005">
                <text:p>12.7724245005</text:p>
              </table:table-cell>
              <table:table-cell office:value-type="float" office:value="34.2796454721">
                <text:p>34.2796454721</text:p>
              </table:table-cell>
              <table:table-cell office:value-type="float" office:value="48.1539558999">
                <text:p>48.1539558999</text:p>
              </table:table-cell>
              <table:table-cell office:value-type="float" office:value="67.7235656369">
                <text:p>67.7235656369</text:p>
              </table:table-cell>
              <table:table-cell office:value-type="float" office:value="106.057000911">
                <text:p>106.057000911</text:p>
              </table:table-cell>
              <table:table-cell office:value-type="float" office:value="185.215162978">
                <text:p>185.215162978</text:p>
              </table:table-cell>
              <table:table-cell office:value-type="float" office:value="366.303400192">
                <text:p>366.303400192</text:p>
              </table:table-cell>
              <table:table-cell office:value-type="float" office:value="696.972643878">
                <text:p>696.972643878</text:p>
              </table:table-cell>
              <table:table-cell office:value-type="float" office:value="1292.07667234">
                <text:p>1292.07667234</text:p>
              </table:table-cell>
              <table:table-cell office:value-type="float" office:value="1850.89275741">
                <text:p>1850.89275741</text:p>
              </table:table-cell>
            </table:table-row>
            <table:table-row>
              <table:table-cell office:value-type="string">
                <text:p>fuzzy_token inc double dec half</text:p>
                <draw:g>
                  <svg:desc>spreadsheet_latencies.A8:spreadsheet_latencies.A8</svg:desc>
                </draw:g>
              </table:table-cell>
              <table:table-cell office:value-type="float" office:value="2.51600142145">
                <text:p>2.51600142145</text:p>
                <draw:g>
                  <svg:desc>spreadsheet_latencies.B8:spreadsheet_latencies.M8</svg:desc>
                </draw:g>
              </table:table-cell>
              <table:table-cell office:value-type="float" office:value="3.12758588129">
                <text:p>3.12758588129</text:p>
              </table:table-cell>
              <table:table-cell office:value-type="float" office:value="6.69226364178">
                <text:p>6.69226364178</text:p>
              </table:table-cell>
              <table:table-cell office:value-type="float" office:value="40.5321734257">
                <text:p>40.5321734257</text:p>
              </table:table-cell>
              <table:table-cell office:value-type="float" office:value="60.1284881603">
                <text:p>60.1284881603</text:p>
              </table:table-cell>
              <table:table-cell office:value-type="float" office:value="89.7424371645">
                <text:p>89.7424371645</text:p>
              </table:table-cell>
              <table:table-cell office:value-type="float" office:value="135.043945613">
                <text:p>135.043945613</text:p>
              </table:table-cell>
              <table:table-cell office:value-type="float" office:value="212.699380673">
                <text:p>212.699380673</text:p>
              </table:table-cell>
              <table:table-cell office:value-type="float" office:value="368.194117587">
                <text:p>368.194117587</text:p>
              </table:table-cell>
              <table:table-cell office:value-type="float" office:value="727.64413685">
                <text:p>727.64413685</text:p>
              </table:table-cell>
              <table:table-cell office:value-type="float" office:value="1212.49557751">
                <text:p>1212.49557751</text:p>
              </table:table-cell>
              <table:table-cell office:value-type="float" office:value="1888.78629048">
                <text:p>1888.78629048</text:p>
              </table:table-cell>
            </table:table-row>
            <table:table-row>
              <table:table-cell office:value-type="string">
                <text:p>fuzzy_token inc 1 dec half w/ thresholds</text:p>
                <draw:g>
                  <svg:desc>spreadsheet_latencies.A9:spreadsheet_latencies.A9</svg:desc>
                </draw:g>
              </table:table-cell>
              <table:table-cell office:value-type="float" office:value="24.8529889594">
                <text:p>24.8529889594</text:p>
                <draw:g>
                  <svg:desc>spreadsheet_latencies.B9:spreadsheet_latencies.M9</svg:desc>
                </draw:g>
              </table:table-cell>
              <table:table-cell office:value-type="float" office:value="26.4265933351">
                <text:p>26.4265933351</text:p>
              </table:table-cell>
              <table:table-cell office:value-type="float" office:value="27.6488684807">
                <text:p>27.6488684807</text:p>
              </table:table-cell>
              <table:table-cell office:value-type="float" office:value="32.3201085956">
                <text:p>32.3201085956</text:p>
              </table:table-cell>
              <table:table-cell office:value-type="float" office:value="38.0586587641">
                <text:p>38.0586587641</text:p>
              </table:table-cell>
              <table:table-cell office:value-type="float" office:value="48.0127014028">
                <text:p>48.0127014028</text:p>
              </table:table-cell>
              <table:table-cell office:value-type="float" office:value="61.9682317388">
                <text:p>61.9682317388</text:p>
              </table:table-cell>
              <table:table-cell office:value-type="float" office:value="91.5200307527">
                <text:p>91.5200307527</text:p>
              </table:table-cell>
              <table:table-cell office:value-type="float" office:value="186.228141702">
                <text:p>186.228141702</text:p>
              </table:table-cell>
              <table:table-cell office:value-type="float" office:value="470.645758262">
                <text:p>470.645758262</text:p>
              </table:table-cell>
              <table:table-cell office:value-type="float" office:value="1144.76531624">
                <text:p>1144.76531624</text:p>
              </table:table-cell>
              <table:table-cell office:value-type="float" office:value="1742.62391147">
                <text:p>1742.62391147</text:p>
              </table:table-cell>
            </table:table-row>
            <table:table-row>
              <table:table-cell office:value-type="string">
                <text:p>fuzzy_token inc 1 dec half w/ thresholds DEBUGGING</text:p>
                <draw:g>
                  <svg:desc>spreadsheet_latencies.A10:spreadsheet_latencies.A10</svg:desc>
                </draw:g>
              </table:table-cell>
              <table:table-cell office:value-type="float" office:value="2.569010728">
                <text:p>2.569010728</text:p>
                <draw:g>
                  <svg:desc>spreadsheet_latencies.B10:spreadsheet_latencies.M10</svg:desc>
                </draw:g>
              </table:table-cell>
              <table:table-cell office:value-type="float" office:value="2.87319481273">
                <text:p>2.87319481273</text:p>
              </table:table-cell>
              <table:table-cell office:value-type="float" office:value="3.85632233185">
                <text:p>3.85632233185</text:p>
              </table:table-cell>
              <table:table-cell office:value-type="float" office:value="20.12595704">
                <text:p>20.12595704</text:p>
              </table:table-cell>
              <table:table-cell office:value-type="float" office:value="47.3297980666">
                <text:p>47.3297980666</text:p>
              </table:table-cell>
              <table:table-cell office:value-type="float" office:value="61.8170665079">
                <text:p>61.8170665079</text:p>
              </table:table-cell>
              <table:table-cell office:value-type="float" office:value="81.0033654192">
                <text:p>81.0033654192</text:p>
              </table:table-cell>
              <table:table-cell office:value-type="float" office:value="119.217597041">
                <text:p>119.217597041</text:p>
              </table:table-cell>
              <table:table-cell office:value-type="float" office:value="232.163972888">
                <text:p>232.163972888</text:p>
              </table:table-cell>
              <table:table-cell office:value-type="float" office:value="619.174000476">
                <text:p>619.174000476</text:p>
              </table:table-cell>
              <table:table-cell office:value-type="float" office:value="1209.19807622">
                <text:p>1209.19807622</text:p>
              </table:table-cell>
              <table:table-cell office:value-type="float" office:value="1845.25316005">
                <text:p>1845.25316005</text:p>
              </table:table-cell>
            </table:table-row>
            <table:table-row>
              <table:table-cell office:value-type="string">
                <text:p>brs DEBUGGING 10,000 packets</text:p>
                <draw:g>
                  <svg:desc>spreadsheet_latencies.A11:spreadsheet_latencies.A11</svg:desc>
                </draw:g>
              </table:table-cell>
              <table:table-cell office:value-type="float" office:value="2.03479427443">
                <text:p>2.03479427443</text:p>
                <draw:g>
                  <svg:desc>spreadsheet_latencies.B11:spreadsheet_latencies.M11</svg:desc>
                </draw:g>
              </table:table-cell>
              <table:table-cell office:value-type="float" office:value="2.19342437788">
                <text:p>2.19342437788</text:p>
              </table:table-cell>
              <table:table-cell office:value-type="float" office:value="2.47944625944">
                <text:p>2.47944625944</text:p>
              </table:table-cell>
              <table:table-cell office:value-type="float" office:value="4.21816601332">
                <text:p>4.21816601332</text:p>
              </table:table-cell>
              <table:table-cell office:value-type="float" office:value="90.4233959109">
                <text:p>90.4233959109</text:p>
              </table:table-cell>
              <table:table-cell office:value-type="float" office:value="967.510826656">
                <text:p>967.510826656</text:p>
              </table:table-cell>
              <table:table-cell office:value-type="float" office:value="2344.9055307">
                <text:p>2344.9055307</text:p>
              </table:table-cell>
              <table:table-cell office:value-type="float" office:value="4067.15464066">
                <text:p>4067.15464066</text:p>
              </table:table-cell>
              <table:table-cell office:value-type="float" office:value="5760.31850329">
                <text:p>5760.31850329</text:p>
              </table:table-cell>
              <table:table-cell office:value-type="float" office:value="8035.97247097">
                <text:p>8035.97247097</text:p>
              </table:table-cell>
              <table:table-cell office:value-type="float" office:value="8830.90453415">
                <text:p>8830.90453415</text:p>
              </table:table-cell>
              <table:table-cell office:value-type="float" office:value="9275.158737">
                <text:p>9275.158737</text:p>
              </table:table-cell>
            </table:table-row>
            <table:table-row>
              <table:table-cell office:value-type="string">
                <text:p>brs DEBUGGING 1,000 packets</text:p>
                <draw:g>
                  <svg:desc>spreadsheet_latencies.A12:spreadsheet_latencies.A12</svg:desc>
                </draw:g>
              </table:table-cell>
              <table:table-cell office:value-type="float" office:value="2.03934315505">
                <text:p>2.03934315505</text:p>
                <draw:g>
                  <svg:desc>spreadsheet_latencies.B12:spreadsheet_latencies.M12</svg:desc>
                </draw:g>
              </table:table-cell>
              <table:table-cell office:value-type="float" office:value="2.19112999018">
                <text:p>2.19112999018</text:p>
              </table:table-cell>
              <table:table-cell office:value-type="float" office:value="2.41661610702">
                <text:p>2.41661610702</text:p>
              </table:table-cell>
              <table:table-cell office:value-type="float" office:value="4.03529263611">
                <text:p>4.03529263611</text:p>
              </table:table-cell>
              <table:table-cell office:value-type="float" office:value="33.0539353058">
                <text:p>33.0539353058</text:p>
              </table:table-cell>
              <table:table-cell office:value-type="float" office:value="242.52114741">
                <text:p>242.52114741</text:p>
              </table:table-cell>
              <table:table-cell office:value-type="float" office:value="554.688173766">
                <text:p>554.688173766</text:p>
              </table:table-cell>
              <table:table-cell office:value-type="float" office:value="779.162399838">
                <text:p>779.162399838</text:p>
              </table:table-cell>
              <table:table-cell office:value-type="float" office:value="911.421088379">
                <text:p>911.421088379</text:p>
              </table:table-cell>
              <table:table-cell office:value-type="float" office:value="1176.12660446">
                <text:p>1176.12660446</text:p>
              </table:table-cell>
              <table:table-cell office:value-type="float" office:value="1268.48948657">
                <text:p>1268.48948657</text:p>
              </table:table-cell>
              <table:table-cell office:value-type="float" office:value="1480.75408556">
                <text:p>1480.75408556</text:p>
              </table:table-cell>
            </table:table-row>
            <table:table-row>
              <table:table-cell office:value-type="string">
                <text:p>token DEBUGGING 1,000 packets</text:p>
                <draw:g>
                  <svg:desc>spreadsheet_latencies.A13:spreadsheet_latencies.A13</svg:desc>
                </draw:g>
              </table:table-cell>
              <table:table-cell office:value-type="float" office:value="24.9240366683">
                <text:p>24.9240366683</text:p>
                <draw:g>
                  <svg:desc>spreadsheet_latencies.B13:spreadsheet_latencies.M13</svg:desc>
                </draw:g>
              </table:table-cell>
              <table:table-cell office:value-type="float" office:value="25.8167516627">
                <text:p>25.8167516627</text:p>
              </table:table-cell>
              <table:table-cell office:value-type="float" office:value="27.8484534552">
                <text:p>27.8484534552</text:p>
              </table:table-cell>
              <table:table-cell office:value-type="float" office:value="32.4274717011">
                <text:p>32.4274717011</text:p>
              </table:table-cell>
              <table:table-cell office:value-type="float" office:value="36.4683830931">
                <text:p>36.4683830931</text:p>
              </table:table-cell>
              <table:table-cell office:value-type="float" office:value="46.2316666582">
                <text:p>46.2316666582</text:p>
              </table:table-cell>
              <table:table-cell office:value-type="float" office:value="60.8001423302">
                <text:p>60.8001423302</text:p>
              </table:table-cell>
              <table:table-cell office:value-type="float" office:value="80.7233867455">
                <text:p>80.7233867455</text:p>
              </table:table-cell>
              <table:table-cell office:value-type="float" office:value="119.814524059">
                <text:p>119.814524059</text:p>
              </table:table-cell>
              <table:table-cell office:value-type="float" office:value="165.960823191">
                <text:p>165.960823191</text:p>
              </table:table-cell>
              <table:table-cell office:value-type="float" office:value="180.733364043">
                <text:p>180.733364043</text:p>
              </table:table-cell>
              <table:table-cell office:value-type="float" office:value="244.65972242">
                <text:p>244.65972242</text:p>
              </table:table-cell>
            </table:table-row>
            <table:table-row>
              <table:table-cell office:value-type="string">
                <text:p>Token 10,000 packets</text:p>
                <draw:g>
                  <svg:desc>spreadsheet_latencies.A14:spreadsheet_latencies.A14</svg:desc>
                </draw:g>
              </table:table-cell>
              <table:table-cell office:value-type="float" office:value="25.1294182278">
                <text:p>25.1294182278</text:p>
                <draw:g>
                  <svg:desc>spreadsheet_latencies.B14:spreadsheet_latencies.M14</svg:desc>
                </draw:g>
              </table:table-cell>
              <table:table-cell office:value-type="float" office:value="26.3305745232">
                <text:p>26.3305745232</text:p>
              </table:table-cell>
              <table:table-cell office:value-type="float" office:value="27.7901402587">
                <text:p>27.7901402587</text:p>
              </table:table-cell>
              <table:table-cell office:value-type="float" office:value="31.9653068365">
                <text:p>31.9653068365</text:p>
              </table:table-cell>
              <table:table-cell office:value-type="float" office:value="38.4198074373">
                <text:p>38.4198074373</text:p>
              </table:table-cell>
              <table:table-cell office:value-type="float" office:value="47.3171690095">
                <text:p>47.3171690095</text:p>
              </table:table-cell>
              <table:table-cell office:value-type="float" office:value="62.6726437228">
                <text:p>62.6726437228</text:p>
              </table:table-cell>
              <table:table-cell office:value-type="float" office:value="90.9492128125">
                <text:p>90.9492128125</text:p>
              </table:table-cell>
              <table:table-cell office:value-type="float" office:value="182.587813831">
                <text:p>182.587813831</text:p>
              </table:table-cell>
              <table:table-cell office:value-type="float" office:value="504.670480805">
                <text:p>504.670480805</text:p>
              </table:table-cell>
              <table:table-cell office:value-type="float" office:value="1142.22316364">
                <text:p>1142.22316364</text:p>
              </table:table-cell>
              <table:table-cell office:value-type="float" office:value="1750.36062572">
                <text:p>1750.36062572</text:p>
              </table:table-cell>
            </table:table-row>
            <table:table-row>
              <table:table-cell office:value-type="string">
                <text:p>token 10,000 packets arithmetic mean</text:p>
                <draw:g>
                  <svg:desc>spreadsheet_latencies.A15:spreadsheet_latencies.A15</svg:desc>
                </draw:g>
              </table:table-cell>
              <table:table-cell office:value-type="float" office:value="33.7949826511">
                <text:p>33.7949826511</text:p>
                <draw:g>
                  <svg:desc>spreadsheet_latencies.B15:spreadsheet_latencies.M15</svg:desc>
                </draw:g>
              </table:table-cell>
              <table:table-cell office:value-type="float" office:value="35.714524046">
                <text:p>35.714524046</text:p>
              </table:table-cell>
              <table:table-cell office:value-type="float" office:value="38.2312648236">
                <text:p>38.2312648236</text:p>
              </table:table-cell>
              <table:table-cell office:value-type="float" office:value="44.5190856022">
                <text:p>44.5190856022</text:p>
              </table:table-cell>
              <table:table-cell office:value-type="float" office:value="53.3438057677">
                <text:p>53.3438057677</text:p>
              </table:table-cell>
              <table:table-cell office:value-type="float" office:value="66.1871458715">
                <text:p>66.1871458715</text:p>
              </table:table-cell>
              <table:table-cell office:value-type="float" office:value="90.796627929">
                <text:p>90.796627929</text:p>
              </table:table-cell>
              <table:table-cell office:value-type="float" office:value="133.314387712">
                <text:p>133.314387712</text:p>
              </table:table-cell>
              <table:table-cell office:value-type="float" office:value="252.553299626">
                <text:p>252.553299626</text:p>
              </table:table-cell>
              <table:table-cell office:value-type="float" office:value="621.002958207">
                <text:p>621.002958207</text:p>
              </table:table-cell>
              <table:table-cell office:value-type="float" office:value="1269.01807261">
                <text:p>1269.01807261</text:p>
              </table:table-cell>
              <table:table-cell office:value-type="float" office:value="2006.14877645">
                <text:p>2006.14877645</text:p>
              </table:table-cell>
            </table:table-row>
            <table:table-row>
              <table:table-cell office:value-type="string">
                <text:p>Brs 10,000 packets arithmetic mean</text:p>
                <draw:g>
                  <svg:desc>spreadsheet_latencies.A16:spreadsheet_latencies.A16</svg:desc>
                </draw:g>
              </table:table-cell>
              <table:table-cell office:value-type="float" office:value="3.06996854531">
                <text:p>3.06996854531</text:p>
                <draw:g>
                  <svg:desc>spreadsheet_latencies.B16:spreadsheet_latencies.M16</svg:desc>
                </draw:g>
              </table:table-cell>
              <table:table-cell office:value-type="float" office:value="3.44753846897">
                <text:p>3.44753846897</text:p>
              </table:table-cell>
              <table:table-cell office:value-type="float" office:value="4.21452605759">
                <text:p>4.21452605759</text:p>
              </table:table-cell>
              <table:table-cell office:value-type="float" office:value="10.6676599613">
                <text:p>10.6676599613</text:p>
              </table:table-cell>
              <table:table-cell office:value-type="float" office:value="863.603535748">
                <text:p>863.603535748</text:p>
              </table:table-cell>
              <table:table-cell office:value-type="float" office:value="3806.7861494">
                <text:p>3806.7861494</text:p>
              </table:table-cell>
              <table:table-cell office:value-type="float" office:value="6780.02350987">
                <text:p>6780.02350987</text:p>
              </table:table-cell>
              <table:table-cell office:value-type="float" office:value="8511.35879041">
                <text:p>8511.35879041</text:p>
              </table:table-cell>
              <table:table-cell office:value-type="float" office:value="10175.0922026">
                <text:p>10175.0922026</text:p>
              </table:table-cell>
              <table:table-cell office:value-type="float" office:value="11513.8501292">
                <text:p>11513.8501292</text:p>
              </table:table-cell>
              <table:table-cell office:value-type="float" office:value="12377.6010462">
                <text:p>12377.6010462</text:p>
              </table:table-cell>
              <table:table-cell office:value-type="float" office:value="13112.1372731">
                <text:p>13112.1372731</text:p>
              </table:table-cell>
            </table:table-row>
            <table:table-row>
              <table:table-cell office:value-type="string">
                <text:p>fuzzy_token inc 1 dec half w/ thresholds DEBUGGING ari mean</text:p>
                <draw:g>
                  <svg:desc>spreadsheet_latencies.A17:spreadsheet_latencies.A17</svg:desc>
                </draw:g>
              </table:table-cell>
              <table:table-cell office:value-type="float" office:value="4.17933708059">
                <text:p>4.17933708059</text:p>
                <draw:g>
                  <svg:desc>spreadsheet_latencies.B17:spreadsheet_latencies.M17</svg:desc>
                </draw:g>
              </table:table-cell>
              <table:table-cell office:value-type="float" office:value="5.06280621699">
                <text:p>5.06280621699</text:p>
              </table:table-cell>
              <table:table-cell office:value-type="float" office:value="8.65792420832">
                <text:p>8.65792420832</text:p>
              </table:table-cell>
              <table:table-cell office:value-type="float" office:value="43.4058442602">
                <text:p>43.4058442602</text:p>
              </table:table-cell>
              <table:table-cell office:value-type="float" office:value="70.0360913604">
                <text:p>70.0360913604</text:p>
              </table:table-cell>
              <table:table-cell office:value-type="float" office:value="87.9534316323">
                <text:p>87.9534316323</text:p>
              </table:table-cell>
              <table:table-cell office:value-type="float" office:value="119.621212303">
                <text:p>119.621212303</text:p>
              </table:table-cell>
              <table:table-cell office:value-type="float" office:value="169.041446756">
                <text:p>169.041446756</text:p>
              </table:table-cell>
              <table:table-cell office:value-type="float" office:value="356.856261688">
                <text:p>356.856261688</text:p>
              </table:table-cell>
              <table:table-cell office:value-type="float" office:value="674.13524263">
                <text:p>674.13524263</text:p>
              </table:table-cell>
              <table:table-cell office:value-type="float" office:value="1336.06499502">
                <text:p>1336.06499502</text:p>
              </table:table-cell>
              <table:table-cell office:value-type="float" office:value="1988.17823137">
                <text:p>1988.17823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